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2f7a" officeooo:paragraph-rsid="001b2f7a"/>
    </style:style>
    <style:style style:name="P2" style:family="paragraph" style:parent-style-name="Standard">
      <style:text-properties style:text-underline-style="solid" style:text-underline-width="auto" style:text-underline-color="font-color" officeooo:rsid="001b2f7a" officeooo:paragraph-rsid="001bfbdf"/>
    </style:style>
    <style:style style:name="P3" style:family="paragraph" style:parent-style-name="Standard" style:list-style-name="L2">
      <style:text-properties officeooo:rsid="001bfbdf" officeooo:paragraph-rsid="001d4326"/>
    </style:style>
    <style:style style:name="P4" style:family="paragraph" style:parent-style-name="Standard">
      <style:text-properties officeooo:rsid="001d4326" officeooo:paragraph-rsid="001d4326"/>
    </style:style>
    <style:style style:name="P5" style:family="paragraph" style:parent-style-name="Standard" style:list-style-name="L2">
      <style:text-properties officeooo:rsid="001d4326" officeooo:paragraph-rsid="001d4326"/>
    </style:style>
    <style:style style:name="P6" style:family="paragraph" style:parent-style-name="Standard">
      <style:text-properties officeooo:rsid="001b2f7a" officeooo:paragraph-rsid="001b2f7a"/>
    </style:style>
    <style:style style:name="P7" style:family="paragraph" style:parent-style-name="Standard" style:list-style-name="L2">
      <style:text-properties officeooo:rsid="001b2f7a" officeooo:paragraph-rsid="001b2f7a"/>
    </style:style>
    <style:style style:name="P8" style:family="paragraph" style:parent-style-name="Standard">
      <style:text-properties officeooo:rsid="001e198f" officeooo:paragraph-rsid="001e198f"/>
    </style:style>
    <style:style style:name="P9" style:family="paragraph" style:parent-style-name="Standard" style:list-style-name="L2">
      <style:text-properties officeooo:rsid="001e198f" officeooo:paragraph-rsid="001e198f"/>
    </style:style>
    <style:style style:name="P10" style:family="paragraph" style:parent-style-name="Standard">
      <style:text-properties officeooo:rsid="001f814d" officeooo:paragraph-rsid="0023a63c"/>
    </style:style>
    <style:style style:name="P11" style:family="paragraph" style:parent-style-name="Standard" style:list-style-name="L2">
      <style:text-properties officeooo:rsid="001f814d" officeooo:paragraph-rsid="0023a63c"/>
    </style:style>
    <style:style style:name="P12" style:family="paragraph" style:parent-style-name="Standard">
      <style:text-properties officeooo:rsid="0021736f" officeooo:paragraph-rsid="0021736f"/>
    </style:style>
    <style:style style:name="P13" style:family="paragraph" style:parent-style-name="Standard">
      <style:text-properties officeooo:rsid="0021736f" officeooo:paragraph-rsid="0024cd03"/>
    </style:style>
    <style:style style:name="P14" style:family="paragraph" style:parent-style-name="Standard" style:list-style-name="L2">
      <style:text-properties officeooo:rsid="0021736f" officeooo:paragraph-rsid="0024cd03"/>
    </style:style>
    <style:style style:name="P15" style:family="paragraph" style:parent-style-name="Standard" style:list-style-name="L2">
      <style:text-properties officeooo:rsid="0021736f" officeooo:paragraph-rsid="0021736f"/>
    </style:style>
    <style:style style:name="P16" style:family="paragraph" style:parent-style-name="Standard" style:list-style-name="L2">
      <style:text-properties officeooo:rsid="002219d9" officeooo:paragraph-rsid="002219d9"/>
    </style:style>
    <style:style style:name="T1" style:family="text">
      <style:text-properties officeooo:rsid="001bfbdf"/>
    </style:style>
    <style:style style:name="T2" style:family="text">
      <style:text-properties officeooo:rsid="001d4326"/>
    </style:style>
    <style:style style:name="T3" style:family="text">
      <style:text-properties officeooo:rsid="001e198f"/>
    </style:style>
    <style:style style:name="T4" style:family="text">
      <style:text-properties officeooo:rsid="001f814d"/>
    </style:style>
    <style:style style:name="T5" style:family="text">
      <style:text-properties officeooo:rsid="0021736f"/>
    </style:style>
    <style:style style:name="T6" style:family="text">
      <style:text-properties officeooo:rsid="0023a63c"/>
    </style:style>
    <style:style style:name="T7" style:family="text">
      <style:text-properties officeooo:rsid="0024cd03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rel Kostyk, tck290, 11216033</text:p>
      <text:p text:style-name="P1">CME 435 – Lab 4</text:p>
      <text:p text:style-name="P1"/>
      <text:p text:style-name="P2">Packet DeMultiplexer (PDM) <text:span text:style-name="T1">features that require verification</text:span></text:p>
      <text:p text:style-name="P1"/>
      <text:list xml:id="list2500127767" text:style-name="L2">
        <text:list-item>
          <text:p text:style-name="P7"><text:span text:style-name="T1">BND_PLSE must be asserted (high) coincident (at the same time) as the first packet byte.</text:span></text:p>
        </text:list-item>
      </text:list>
      <text:p text:style-name="P1"/>
      <text:list xml:id="list181211506815040" text:continue-numbering="true" text:style-name="L2">
        <text:list-item>
          <text:p text:style-name="P9"><text:span text:style-name="T1">BND_PLSE must be asserted (high) coincident (at the same time) as the last packet byte.</text:span></text:p>
        </text:list-item>
      </text:list>
      <text:p text:style-name="P8"/>
      <text:list xml:id="list181210543083288" text:continue-numbering="true" text:style-name="L2">
        <text:list-item>
          <text:p text:style-name="P3">Upon the assertion of reset (low), <text:span text:style-name="T2">all outputs must be driven low</text:span></text:p>
          <text:list>
            <text:list-item>
              <text:p text:style-name="P5">ACK</text:p>
            </text:list-item>
            <text:list-item>
              <text:p text:style-name="P5">NEWDATA_<text:span text:style-name="T4">LEN</text:span>_x</text:p>
            </text:list-item>
            <text:list-item>
              <text:p text:style-name="P5">DATA_OUT_x</text:p>
            </text:list-item>
          </text:list>
        </text:list-item>
      </text:list>
      <text:p text:style-name="P4"/>
      <text:list xml:id="list181211744354163" text:continue-numbering="true" text:style-name="L2">
        <text:list-item>
          <text:p text:style-name="P11"><text:span text:style-name="T6">Within 1-4 cycles of the packet-terminating assertion of BND_PLSE on the input interface, the packet payload size (which excludes the destination port byte) shall be asserted for a single cycle on the NEWDATA_LEN_x bus.</text:span></text:p>
        </text:list-item>
      </text:list>
      <text:p text:style-name="P10"/>
      <text:list xml:id="list181210625832273" text:continue-numbering="true" text:style-name="L2">
        <text:list-item>
          <text:p text:style-name="P14"><text:span text:style-name="T7">On the next cycle after the PROCEED_x assertion, the PDM shall drive all packet payload bytes on the DATA_OUT_x bus without interruption and in the order received on the input interface until all payload bytes have been driven.</text:span></text:p>
        </text:list-item>
      </text:list>
      <text:p text:style-name="P13"/>
      <text:list xml:id="list181211184398999" text:continue-numbering="true" text:style-name="L2">
        <text:list-item>
          <text:p text:style-name="P15">The first byte of each packet received on the input interface, which indicates the destination output port, is stripped off before the packet is forwarded to the appropriate output interface.</text:p>
        </text:list-item>
      </text:list>
      <text:p text:style-name="P12"/>
      <text:list xml:id="list181210863833670" text:continue-numbering="true" text:style-name="L2">
        <text:list-item>
          <text:p text:style-name="P16">CK shall be asserted for a single cycle within 1-4 cycles of the packet-terminating assertion of BND_PLSE. </text:p>
          <text:p text:style-name="P7"/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9:16:29.685172176</meta:creation-date>
    <dc:date>2019-10-30T18:12:09.961030224</dc:date>
    <meta:editing-duration>PT2H44M18S</meta:editing-duration>
    <meta:editing-cycles>7</meta:editing-cycles>
    <meta:generator>LibreOffice/5.3.6.1$Linux_X86_64 LibreOffice_project/30$Build-1</meta:generator>
    <meta:document-statistic meta:table-count="0" meta:image-count="0" meta:object-count="0" meta:page-count="1" meta:paragraph-count="13" meta:word-count="189" meta:character-count="1136" meta:non-whitespace-character-count="968"/>
  </office:meta>
</office:document-meta>
</file>